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nistra A" svg:font-family="'Unistra A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loext:fill-use-slide-background="fals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0000" loext:fill-use-slide-background="fals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solid" draw:fill-color="#000000" loext:fill-use-slide-background="false" draw:textarea-horizontal-align="justify" draw:textarea-vertical-align="middle" draw:auto-grow-height="false" fo:min-height="0.033cm" fo:min-width="0cm"/>
    </style:style>
    <style:style style:name="gr4" style:family="graphic" style:parent-style-name="standard">
      <style:graphic-properties draw:stroke="none" svg:stroke-color="#000000" draw:fill="solid" draw:fill-color="#000000" loext:fill-use-slide-background="false" draw:textarea-horizontal-align="justify" draw:textarea-vertical-align="middle" draw:auto-grow-height="false" fo:min-height="0.73cm" fo:min-width="7.443cm" draw:shadow="hidden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274cm" svg:height="0.208cm" svg:x="0.674cm" svg:y="0.389cm" svg:viewBox="0 0 275 209" svg:d="M63 106c-1 6 6 9 14 10h120c10-1 12-13 8-20-8-13-15-26-23-38-4-8-14-11-23-12h-83c-8 0-13 5-13 13zM4 0h162c55 3 108 112 109 143 0 38 0 29 0 66-95 0-180-14-275-14 5-80-1-115 4-195z">
            <text:p/>
          </draw:path>
          <draw:custom-shape draw:style-name="gr2" draw:text-style-name="P1" draw:layer="layout" svg:width="0.126cm" svg:height="0.036cm" svg:x="0.082cm" svg:y="0.40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53cm" svg:height="0.035cm" svg:x="0.055cm" svg:y="0.47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58cm" svg:height="0.036cm" svg:x="0.05cm" svg:y="0.5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432cm" svg:height="0.313cm" svg:x="0.262cm" svg:y="0.2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2cm" svg:height="0.116cm" svg:x="0.415cm" svg:y="0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6cm" svg:height="0.117cm" svg:x="0.748cm" svg:y="0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1" draw:layer="layout" svg:width="0.646cm" svg:height="0.084cm" svg:x="0.303cm" svg:y="0.58cm" svg:viewBox="0 0 647 85" svg:d="M238 49c-6-11-16-20-28-27-11-6-24-10-38-10-13 0-26 4-38 10-12 7-21 16-28 27-6 11-10 23-10 36h-81c-3 0-6-1-8-2s-4-3-5-5c-1-3-2-5-2-7v-57c0-2 1-5 2-7s3-4 5-5 5-2 8-2h617c3 0 5 1 7 2 3 1 4 3 6 5 1 2 2 5 2 7v57c0 2-1 4-2 7-2 2-3 4-6 5-2 1-4 2-7 2h-49c0-13-4-25-10-36-7-11-16-20-28-27-11-6-25-10-38-10s-27 4-38 10c-12 7-22 16-28 27-7 11-10 23-10 36h-182c-1-13-4-25-11-36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nistra A" svg:font-family="'Unistra 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05:47.145001487</meta:creation-date>
    <dc:date>2023-02-24T09:53:53.456601965</dc:date>
    <meta:editing-duration>PT59M33S</meta:editing-duration>
    <meta:editing-cycles>9</meta:editing-cycles>
    <meta:generator>LibreOffice/7.4.0.3$MacOSX_X86_64 LibreOffice_project/f85e47c08ddd19c015c0114a68350214f7066f5a</meta:generator>
    <meta:document-statistic meta:object-count="9"/>
  </office:meta>
</office:document-meta>
</file>